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001" officeooo:paragraph-rsid="0019c001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f7332" officeooo:paragraph-rsid="001f7332"/>
    </style:style>
    <style:style style:name="P9" style:family="paragraph" style:parent-style-name="Standard">
      <style:text-properties officeooo:rsid="0021d0b7" officeooo:paragraph-rsid="0021d0b7"/>
    </style:style>
    <style:style style:name="P10" style:family="paragraph" style:parent-style-name="Standard">
      <style:text-properties officeooo:rsid="0021d0b7" officeooo:paragraph-rsid="002416c8"/>
    </style:style>
    <style:style style:name="P11" style:family="paragraph" style:parent-style-name="Standard">
      <style:paragraph-properties fo:break-before="page"/>
      <style:text-properties officeooo:rsid="0026bbe6" officeooo:paragraph-rsid="0026bbe6"/>
    </style:style>
    <style:style style:name="P12" style:family="paragraph" style:parent-style-name="Standard">
      <style:text-properties officeooo:rsid="0026bbe6" officeooo:paragraph-rsid="0026bbe6"/>
    </style:style>
    <style:style style:name="P13" style:family="paragraph" style:parent-style-name="Standard">
      <style:text-properties officeooo:rsid="0026f7c9" officeooo:paragraph-rsid="0026bbe6"/>
    </style:style>
    <style:style style:name="P14" style:family="paragraph" style:parent-style-name="Standard">
      <style:text-properties officeooo:rsid="0026f7c9" officeooo:paragraph-rsid="0026f7c9"/>
    </style:style>
    <style:style style:name="P15" style:family="paragraph" style:parent-style-name="Standard">
      <style:text-properties officeooo:rsid="0028bebe" officeooo:paragraph-rsid="0028bebe"/>
    </style:style>
    <style:style style:name="P16" style:family="paragraph" style:parent-style-name="Standard">
      <style:text-properties officeooo:rsid="002a894f" officeooo:paragraph-rsid="002a894f"/>
    </style:style>
    <style:style style:name="P17" style:family="paragraph" style:parent-style-name="Standard">
      <style:text-properties officeooo:rsid="002d6a1f" officeooo:paragraph-rsid="002d6a1f"/>
    </style:style>
    <style:style style:name="P18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19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20" style:family="paragraph" style:parent-style-name="Standard">
      <style:text-properties officeooo:rsid="002d9c53" officeooo:paragraph-rsid="002d9c53"/>
    </style:style>
    <style:style style:name="P21" style:family="paragraph" style:parent-style-name="Standard">
      <style:text-properties officeooo:rsid="002d9c53" officeooo:paragraph-rsid="002f38e0"/>
    </style:style>
    <style:style style:name="P22" style:family="paragraph" style:parent-style-name="Standard">
      <style:text-properties officeooo:rsid="002fbf28" officeooo:paragraph-rsid="002fbf28"/>
    </style:style>
    <style:style style:name="P23" style:family="paragraph" style:parent-style-name="Standard">
      <style:text-properties officeooo:rsid="00394ca2" officeooo:paragraph-rsid="00394ca2"/>
    </style:style>
    <style:style style:name="P24" style:family="paragraph" style:parent-style-name="Standard">
      <style:text-properties officeooo:rsid="003aeb57" officeooo:paragraph-rsid="003aeb57"/>
    </style:style>
    <style:style style:name="P25" style:family="paragraph" style:parent-style-name="Standard">
      <style:text-properties officeooo:rsid="003b289a" officeooo:paragraph-rsid="003b289a"/>
    </style:style>
    <style:style style:name="P26" style:family="paragraph" style:parent-style-name="Standard">
      <style:text-properties officeooo:rsid="003c7697" officeooo:paragraph-rsid="003c7697"/>
    </style:style>
    <style:style style:name="P27" style:family="paragraph" style:parent-style-name="Standard">
      <style:text-properties officeooo:rsid="003e0afb" officeooo:paragraph-rsid="003e0afb"/>
    </style:style>
    <style:style style:name="P28" style:family="paragraph" style:parent-style-name="Standard">
      <style:text-properties officeooo:rsid="003f99ae" officeooo:paragraph-rsid="003f99ae"/>
    </style:style>
    <style:style style:name="P29" style:family="paragraph" style:parent-style-name="Standard">
      <style:text-properties officeooo:rsid="003aeb57" officeooo:paragraph-rsid="003aeb57"/>
    </style:style>
    <style:style style:name="P30" style:family="paragraph" style:parent-style-name="Standard">
      <style:text-properties officeooo:rsid="003fa0eb" officeooo:paragraph-rsid="003fa0eb"/>
    </style:style>
    <style:style style:name="P31" style:family="paragraph" style:parent-style-name="Standard">
      <style:text-properties fo:color="#c9211e" loext:opacity="100%" officeooo:rsid="003fa0eb" officeooo:paragraph-rsid="003fa0eb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  <style:style style:name="T7" style:family="text">
      <style:text-properties officeooo:rsid="002fb4ce"/>
    </style:style>
    <style:style style:name="T8" style:family="text">
      <style:text-properties fo:color="#168253" loext:opacity="100%" officeooo:rsid="00359bfa"/>
    </style:style>
    <style:style style:name="T9" style:family="text">
      <style:text-properties officeooo:rsid="003ae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endiente para ya:</text:p>
      <text:p text:style-name="P15"/>
      <text:p text:style-name="P24">No sale la URL.</text:p>
      <text:p text:style-name="P15"/>
      <text:p text:style-name="P15">Colapsar por módulo y por endpoint</text:p>
      <text:p text:style-name="P15"/>
      <text:p text:style-name="P17"/>
      <text:p text:style-name="P21">Añadir al proyecto la URL de la dapp</text:p>
      <text:p text:style-name="P21"/>
      <text:p text:style-name="P17">Añadir campo “not implemented”: <text:span text:style-name="T7">notImplemented</text:span></text:p>
      <text:p text:style-name="P18">Not implemented in this version</text:p>
      <text:p text:style-name="P19">(link a la dapp) <text:span text:style-name="T8">HECHO</text:span></text:p>
      <text:p text:style-name="P15"/>
      <text:p text:style-name="P22">En la entrada de datos añadir el “isNFT” para que nos aparezca un selector de NFTs en vez de tokens</text:p>
      <text:p text:style-name="P22"/>
      <text:p text:style-name="P22"/>
      <text:p text:style-name="P20"/>
      <text:p text:style-name="P15"/>
      <text:p text:style-name="P9"/>
      <text:p text:style-name="P9">Pendiente para ya:</text:p>
      <text:p text:style-name="P9"/>
      <text:p text:style-name="P9">1.- Empezar el lunes a preparar la página del proyecto como viene abajo <text:span text:style-name="T6">HECHO</text:span></text:p>
      <text:p text:style-name="P10">2.- <text:span text:style-name="T1">Cuando se muestre un token en un endpoint, que se muestre el logo del token en vez de el ID, el ID irá en un tool tip </text:span><text:span text:style-name="T6">HECHO</text:span></text:p>
      <text:p text:style-name="P10">3.- <text:span text:style-name="T3">Añadir a los outputs del endpoint un campo “hidden” para que no mostrar lo oculto </text:span><text:span text:style-name="T6">HECHO</text:span></text:p>
      <text:p text:style-name="P9">4.- Añadir las funcionalidades que faltan en SeddCaptain <text:span text:style-name="T5">(Abel)</text:span></text:p>
      <text:p text:style-name="P9">5.- Añadir las funcionalidades que falten de proteo (no todas por ahora) <text:span text:style-name="T5">(Abel)</text:span></text:p>
      <text:p text:style-name="P9">6.- Añadir las funcionalidades que faltan de cyber <text:span text:style-name="T5">(Abel)</text:span></text:p>
      <text:p text:style-name="P9"/>
      <text:p text:style-name="P9"/>
      <text:p text:style-name="P7"><text:s/></text:p>
      <text:p text:style-name="P5">Al procesar el fichero, tener en cuenta que el campo “docs” funcione como un description y el mutable como el readOnly</text:p>
      <text:p text:style-name="P3"/>
      <text:p text:style-name="P8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6">enpoints condicionales</text:p>
      <text:p text:style-name="P1"/>
      <text:p text:style-name="P1">Entrada de datos:</text:p>
      <text:p text:style-name="P1"/>
      <text:p text:style-name="P23">Token selector<text:line-break/>En los input ponemos el campo token. Si es un array, <text:span text:style-name="T9">filtro la lista para el selector. Si es sólo un token, muestro un input deshabilitado con el ID del token.</text:span></text:p>
      <text:p text:style-name="P24"><text:soft-page-break/>Añadir el “defaultValue” y el “fixedValue”</text:p>
      <text:p text:style-name="P30"/>
      <text:p text:style-name="P31">HACER EL SWAP PRIMERO</text:p>
      <text:p text:style-name="P24"/>
      <text:p text:style-name="P25">Añadir el Balance encima del amount en pequeño (probar a la derecha y la izquierda)</text:p>
      <text:p text:style-name="P25"><text:s/>Revisar la URL al “not implemented in this version.”</text:p>
      <text:p text:style-name="P25"/>
      <text:p text:style-name="P26">Cuando se devuelva un error, capturar el mensaje y mostrarlo en el resultado</text:p>
      <text:p text:style-name="P26"/>
      <text:p text:style-name="P27">Vamos a añadir grupos en los endpoints</text:p>
      <text:p text:style-name="P28">Botón de Max en los input que llevan tokens</text:p>
      <text:p text:style-name="P28"/>
      <text:p text:style-name="P28"/>
      <text:p text:style-name="P1"/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/>
      <text:p text:style-name="P6"/>
      <text:p text:style-name="P6"/>
      <text:p text:style-name="P11">Ver en proximamente.com</text:p>
      <text:p text:style-name="P12"/>
      <text:p text:style-name="P14">Son dos vistas:</text:p>
      <text:p text:style-name="P14">1.- la de acciones contra contratos</text:p>
      <text:p text:style-name="P14">2.- la de acciones contra un contrato</text:p>
      <text:p text:style-name="P13"/>
      <text:p text:style-name="P15">(lo va a maquetar sergi)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10T20:02:48.531595192</dc:date>
    <meta:editing-duration>PT9H46M49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398" meta:character-count="2419" meta:non-whitespace-character-count="2061"/>
  </office:meta>
</office:document-meta>
</file>